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3" style:family="paragraph" style:parent-style-name="Preformatted_20_Text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top="0in" fo:margin-bottom="0.1965in" style:contextual-spacing="false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T1" style:family="text">
      <style:text-properties officeooo:rsid="000ff70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5.3646in" svg:height="3.2917in" draw:z-index="4"><draw:image xlink:href="https://chatgpt.com/backend-api/estuary/content?id=file_000000001a1071faa85f132d01017e74&amp;ts=494068&amp;p=fs&amp;cid=1&amp;sig=7ef4d211bcb3e3c8d40eca913917c60be42076f33570e1b28cd229997e2c8582&amp;v=0" xlink:type="simple" xlink:show="embed" xlink:actuate="onLoad"/><svg:title>image.png</svg:title></draw:frame></text:p>
      <text:section text:style-name="Sect1" text:name="_r_dv_">
        <text:p text:style-name="P4">ami github e team work e heavy pera khacchi. team er project er sathe kivabe updated thakbo, remote-local branch er concept kicchu bujhtesi na. ami ekbare noob</text:p>
      </text:section>
      <text:p text:style-name="Standard"><draw:frame draw:style-name="fr1" draw:name="Image2" text:anchor-type="as-char" svg:width="5.3437in" svg:height="3.0728in" draw:z-index="0"><draw:image xlink:href="https://chatgpt.com/backend-api/estuary/content?id=file_00000000c0d07207a09fcb82d29b625b&amp;ts=494068&amp;p=fs&amp;cid=1&amp;sig=9da50c386835ef887d1ea251f6fbfec44da5e82138403372699bc547b757a15f&amp;v=0" xlink:type="simple" xlink:show="embed" xlink:actuate="onLoad"/><svg:title>image.png</svg:title></draw:frame></text:p>
      <text:p text:style-name="Standard"><draw:frame draw:style-name="fr1" draw:name="Image3" text:anchor-type="as-char" svg:width="5.2811in" svg:height="3.3228in" draw:z-index="1"><draw:image xlink:href="https://chatgpt.com/backend-api/estuary/content?id=file_00000000bc2471fa822061337e0294dd&amp;ts=494068&amp;p=fs&amp;cid=1&amp;sig=b85389bcae88ab1a592b549c1882e98dcb210acf654f4f26aca122b17dfc45c0&amp;v=0" xlink:type="simple" xlink:show="embed" xlink:actuate="onLoad"/><svg:title>image.png</svg:title></draw:frame></text:p>
      <text:p text:style-name="P5"><text:soft-page-break/><draw:frame draw:style-name="fr1" draw:name="Image4" text:anchor-type="as-char" svg:width="10.5209in" svg:height="4.8335in" draw:z-index="2"><draw:image xlink:href="https://chatgpt.com/backend-api/estuary/content?id=file_0000000039d472079afcdfba06142445&amp;ts=494068&amp;p=fs&amp;cid=1&amp;sig=6343175144119a9364466173082d3630d5eb219308a1c46eee31d4a151987379&amp;v=0" xlink:type="simple" xlink:show="embed" xlink:actuate="onLoad"/><svg:title>image.png</svg:title></draw:frame></text:p>
      <text:p text:style-name="Text_20_body">সমস্যাটা clear: তুমি এখন <text:span text:style-name="Source_20_Text">main</text:span> branch-এ আছো, কিন্তু Git তোমার typed branch name <text:span text:style-name="Source_20_Text">Waddud</text:span> খুঁজে পাচ্ছে না।</text:p>
      <text:p text:style-name="Text_20_body">সম্ভবত branch name spelling/case একটু আলাদা। Screenshot-এ দেখে মনে হচ্ছে branch name হয়তো:</text:p>
      <text:section text:style-name="Sect2" text:name="code-block-viewer">
        <text:p text:style-name="P2"><text:span text:style-name="Source_20_Text">Wadud</text:span></text:p>
      </text:section>
      <text:p text:style-name="Text_20_body">কিন্তু তুমি লিখেছো:</text:p>
      <text:section text:style-name="Sect2" text:name="Section1">
        <text:p text:style-name="P2"><text:bookmark text:name="code-block-viewer"/><text:span text:style-name="Source_20_Text">Waddud</text:span></text:p>
      </text:section>
      <text:p text:style-name="Text_20_body">মানে extra <text:span text:style-name="Source_20_Text">d</text:span> থাকতে পারে।</text:p>
      <text:p text:style-name="Horizontal_20_Line"/>
      <text:h text:style-name="Heading_20_2" text:outline-level="2">আগে exact branch name চেক করো</text:h>
      <text:p text:style-name="Text_20_body">Terminal-এ দাও:</text:p>
      <text:section text:style-name="Sect2" text:name="Section2">
        <text:p text:style-name="P2"><text:bookmark text:name="code-block-viewer Copy 1"/><text:span text:style-name="Source_20_Text">git branch</text:span></text:p>
      </text:section>
      <text:p text:style-name="Text_20_body">এতে local branch list দেখাবে। যেমন হতে পারে:</text:p>
      <text:section text:style-name="Sect2" text:name="Section3">
        <text:p text:style-name="P3"><text:bookmark text:name="code-block-viewer Copy 2"/><text:span text:style-name="Source_20_Text">* main</text:span></text:p>
        <text:p text:style-name="P1"><text:span text:style-name="Source_20_Text"><text:s text:c="2"/>Wadud</text:span></text:p>
      </text:section>
      <text:p text:style-name="Text_20_body">যদি <text:span text:style-name="Source_20_Text">Wadud</text:span> থাকে, তাহলে এইটা দাও:</text:p>
      <text:section text:style-name="Sect2" text:name="Section4">
        <text:p text:style-name="P2"><text:bookmark text:name="code-block-viewer Copy 3"/><text:soft-page-break/><text:span text:style-name="Source_20_Text">git switch Wadud</text:span></text:p>
      </text:section>
      <text:p text:style-name="Horizontal_20_Line"/>
      <text:h text:style-name="Heading_20_2" text:outline-level="2">Local branch না থাকলে remote থেকে বানাও</text:h>
      <text:p text:style-name="Text_20_body">যদি <text:span text:style-name="Source_20_Text">git branch</text:span> এ শুধু <text:span text:style-name="Source_20_Text">main</text:span> দেখায়, তাহলে remote branch থেকে local branch বানাও:</text:p>
      <text:section text:style-name="Sect2" text:name="Section5">
        <text:p text:style-name="P3"><text:bookmark text:name="code-block-viewer Copy 4"/><text:span text:style-name="Source_20_Text">git fetch origin</text:span></text:p>
        <text:p text:style-name="P1"><text:span text:style-name="Source_20_Text">git switch -c Waddud origin/Waddud</text:span></text:p>
      </text:section>
      <text:p text:style-name="Text_20_body">অথবা যদি spelling হয় <text:span text:style-name="Source_20_Text">Wadud</text:span>, তাহলে:</text:p>
      <text:section text:style-name="Sect2" text:name="Section6">
        <text:p text:style-name="P2"><text:bookmark text:name="code-block-viewer Copy 5"/><text:span text:style-name="Source_20_Text">git switch -c Wadud origin/Waddud</text:span></text:p>
      </text:section>
      <text:p text:style-name="Horizontal_20_Line"/>
      <text:h text:style-name="Heading_20_2" text:outline-level="2">সবচেয়ে safe way: সব branch দেখো</text:h>
      <text:p text:style-name="Text_20_body">এই command দাও:</text:p>
      <text:section text:style-name="Sect2" text:name="Section7">
        <text:p text:style-name="P2"><text:bookmark text:name="code-block-viewer Copy 6"/><text:span text:style-name="Source_20_Text">git branch -a</text:span></text:p>
      </text:section>
      <text:p text:style-name="Text_20_body">এটা local + remote সব branch দেখাবে।</text:p>
      <text:p text:style-name="Text_20_body">তুমি হয়তো এমন কিছু দেখবে:</text:p>
      <text:section text:style-name="Sect2" text:name="Section8">
        <text:p text:style-name="P3"><text:bookmark text:name="code-block-viewer Copy 7"/><text:span text:style-name="Source_20_Text">* main</text:span></text:p>
        <text:p text:style-name="Preformatted_20_Text"><text:span text:style-name="Source_20_Text"><text:s text:c="2"/>remotes/origin/main</text:span></text:p>
        <text:p text:style-name="Preformatted_20_Text"><text:span text:style-name="Source_20_Text"><text:s text:c="2"/>remotes/origin/Waddud</text:span></text:p>
        <text:p text:style-name="P1"><text:span text:style-name="Source_20_Text"><text:s text:c="2"/>remotes/origin/Jakaria</text:span></text:p>
      </text:section>
      <text:p text:style-name="Text_20_body">যদি local <text:span text:style-name="Source_20_Text">Waddud</text:span> না থাকে, তাহলে remote থেকে local বানাতে হবে:</text:p>
      <text:section text:style-name="Sect2" text:name="Section9">
        <text:p text:style-name="P2"><text:bookmark text:name="code-block-viewer Copy 8"/><text:span text:style-name="Source_20_Text">git switch -c Waddud origin/Waddud</text:span></text:p>
      </text:section>
      <text:p text:style-name="Horizontal_20_Line"/>
      <text:h text:style-name="Heading_20_2" text:outline-level="2">এখন তোমার immediate কাজ</text:h>
      <text:p text:style-name="Text_20_body">এখন terminal-এ একদম এই sequence চালাও:</text:p>
      <text:section text:style-name="Sect2" text:name="Section10">
        <text:p text:style-name="P2"><text:bookmark text:name="code-block-viewer Copy 9"/><text:span text:style-name="Source_20_Text">git branch -a</text:span></text:p>
      </text:section>
      <text:p text:style-name="Text_20_body">তারপর output দেখে:</text:p>
      <text:h text:style-name="Heading_20_3" text:outline-level="3">যদি local branch থাকে:</text:h>
      <text:section text:style-name="Sect2" text:name="Section11">
        <text:p text:style-name="P2"><text:bookmark text:name="code-block-viewer Copy 10"/><text:span text:style-name="Source_20_Text">git switch Wadud</text:span></text:p>
      </text:section>
      <text:p text:style-name="Text_20_body">বা</text:p>
      <text:section text:style-name="Sect2" text:name="Section12">
        <text:p text:style-name="P2"><text:bookmark text:name="code-block-viewer Copy 11"/><text:span text:style-name="Source_20_Text">git switch Waddud</text:span></text:p>
      </text:section>
      <text:p text:style-name="Text_20_body"><text:soft-page-break/>যেটা exact দেখা যায়।</text:p>
      <text:h text:style-name="Heading_20_3" text:outline-level="3">যদি শুধু remote branch থাকে:</text:h>
      <text:section text:style-name="Sect2" text:name="Section13">
        <text:p text:style-name="P2"><text:bookmark text:name="code-block-viewer Copy 12"/><text:span text:style-name="Source_20_Text">git switch -c Waddud origin/Waddud</text:span></text:p>
      </text:section>
      <text:p text:style-name="Horizontal_20_Line"/>
      <text:h text:style-name="Heading_20_2" text:outline-level="2">Important</text:h>
      <text:p text:style-name="Text_20_body">তুমি এখনও <text:span text:style-name="Source_20_Text">main</text:span> branch-এ আছো, কারণ <text:span text:style-name="Source_20_Text">git switch Waddud</text:span> fail করেছে। তাই এখন code edit করার আগে নিজের branch-এ switch হওয়া জরুরি।</text:p>
      <text:p text:style-name="Text_20_body">আরেকটা shortcut: terminal-এ লিখো:</text:p>
      <text:section text:style-name="Sect2" text:name="Section14">
        <text:p text:style-name="P2"><text:bookmark text:name="code-block-viewer Copy 13"/><text:span text:style-name="Source_20_Text">git switch W</text:span></text:p>
      </text:section>
      <text:p text:style-name="Text_20_body">তারপর <text:span text:style-name="Strong_20_Emphasis">Tab</text:span> চাপো। Git/PowerShell অনেক সময় branch name autocomplete করে দেয়।</text:p>
      <text:p text:style-name="Text_20_body">git switch maingit pull origin maingit switch Waddudgit merge main</text:p>
      <text:section text:style-name="Sect1" text:name="_r_ff_">
        <text:p text:style-name="P6">eikhane kon command ki kaj kore, kivabe communicate kore detail e bujhao</text:p>
      </text:section>
      <text:p text:style-name="Text_20_body">তুমি যে sequence টা চালাইতেছো, এটা team project-এ <text:span text:style-name="Strong_20_Emphasis">নিজের branch updated রাখার standard workflow</text:span>:</text:p>
      <text:section text:style-name="Sect2" text:name="Section15">
        <text:p text:style-name="P3"><text:bookmark text:name="code-block-viewer Copy 14"/><text:span text:style-name="Source_20_Text">git switch main</text:span></text:p>
        <text:p text:style-name="Preformatted_20_Text"><text:span text:style-name="Source_20_Text">git pull origin main</text:span></text:p>
        <text:p text:style-name="Preformatted_20_Text"><text:span text:style-name="Source_20_Text">git switch Waddud</text:span></text:p>
        <text:p text:style-name="P1"><text:span text:style-name="Source_20_Text">git merge main</text:span></text:p>
      </text:section>
      <text:p text:style-name="Text_20_body">এখন একদম noob-friendly ভাবে ভাঙি।</text:p>
      <text:p text:style-name="Horizontal_20_Line"/>
      <text:h text:style-name="Heading_20_1" text:outline-level="1">Big picture</text:h>
      <text:p text:style-name="Text_20_body">ধরো তোমার project-এর ৩টা জায়গা আছে:</text:p>
      <text:section text:style-name="Sect2" text:name="Section16">
        <text:p text:style-name="P3"><text:bookmark text:name="code-block-viewer Copy 15"/><text:span text:style-name="Source_20_Text">GitHub server:</text:span></text:p>
        <text:p text:style-name="Preformatted_20_Text"><text:span text:style-name="Source_20_Text"><text:s text:c="2"/>origin/main <text:s text:c="6"/>= team-এর official latest code</text:span></text:p>
        <text:p text:style-name="Preformatted_20_Text"><text:span text:style-name="Source_20_Text"><text:s text:c="2"/>origin/Waddud <text:s text:c="4"/>= GitHub-এ তোমার uploaded branch</text:span></text:p>
        <text:p text:style-name="Preformatted_20_Text"><text:span text:style-name="Source_20_Text">তোমার laptop:</text:span></text:p>
        <text:p text:style-name="Preformatted_20_Text"><text:span text:style-name="Source_20_Text"><text:s text:c="2"/>main <text:s text:c="13"/>= তোমার laptop-এ main branch</text:span></text:p>
        <text:p text:style-name="P1"><text:span text:style-name="Source_20_Text"><text:s text:c="2"/>Waddud <text:s text:c="11"/>= তোমার কাজ করার branch</text:span></text:p>
      </text:section>
      <text:p text:style-name="Text_20_body">তুমি normally কাজ করবে:</text:p>
      <text:section text:style-name="Sect2" text:name="Section17">
        <text:p text:style-name="P2"><text:bookmark text:name="code-block-viewer Copy 16"/><text:span text:style-name="Source_20_Text">Waddud</text:span></text:p>
      </text:section>
      <text:p text:style-name="Text_20_body">কিন্তু team-এর latest code থাকে:</text:p>
      <text:section text:style-name="Sect2" text:name="Section18">
        <text:p text:style-name="P2"><text:bookmark text:name="code-block-viewer Copy 17"/><text:span text:style-name="Source_20_Text">origin/main</text:span></text:p>
      </text:section>
      <text:p text:style-name="Text_20_body">তাই তোমার কাজ করার আগে latest code flow হবে এমন:</text:p>
      <text:section text:style-name="Sect2" text:name="Section19">
        <text:p text:style-name="P2"><text:bookmark text:name="code-block-viewer Copy 18"/><text:soft-page-break/><text:span text:style-name="Source_20_Text">origin/main <text:s/>→ <text:s/>local main <text:s/>→ <text:s/>local Waddud</text:span></text:p>
      </text:section>
      <text:p text:style-name="Text_20_body">মানে GitHub থেকে আগে তোমার local <text:span text:style-name="Source_20_Text">main</text:span> update হবে, তারপর সেই update তোমার <text:span text:style-name="Source_20_Text">Waddud</text:span> branch-এ ঢুকবে।</text:p>
      <text:p text:style-name="Horizontal_20_Line"/>
      <text:h text:style-name="Heading_20_1" text:outline-level="1">Command 1: <text:span text:style-name="Source_20_Text">git switch main</text:span></text:h>
      <text:section text:style-name="Sect2" text:name="Section20">
        <text:p text:style-name="P2"><text:bookmark text:name="code-block-viewer Copy 19"/><text:span text:style-name="Source_20_Text">git switch main</text:span></text:p>
      </text:section>
      <text:p text:style-name="Text_20_body">এই command তোমাকে তোমার laptop-এর <text:span text:style-name="Source_20_Text">main</text:span> branch-এ নিয়ে যায়।</text:p>
      <text:p text:style-name="Text_20_body">মানে তুমি আগে যদি <text:span text:style-name="Source_20_Text">Waddud</text:span> branch-এ থাকো, এখন তুমি <text:span text:style-name="Source_20_Text">main</text:span> branch-এ চলে গেলে।</text:p>
      <text:section text:style-name="Sect2" text:name="Section21">
        <text:p text:style-name="P3"><text:bookmark text:name="code-block-viewer Copy 20"/><text:span text:style-name="Source_20_Text">Before:</text:span></text:p>
        <text:p text:style-name="Preformatted_20_Text"><text:span text:style-name="Source_20_Text"><text:s text:c="2"/>main</text:span></text:p>
        <text:p text:style-name="Preformatted_20_Text"><text:span text:style-name="Source_20_Text">* Waddud <text:s text:c="2"/>← তুমি এখানে ছিলে</text:span></text:p>
        <text:p text:style-name="Preformatted_20_Text"><text:span text:style-name="Source_20_Text">After:</text:span></text:p>
        <text:p text:style-name="Preformatted_20_Text"><text:span text:style-name="Source_20_Text">* main <text:s text:c="4"/>← এখন এখানে</text:span></text:p>
        <text:p text:style-name="P1"><text:span text:style-name="Source_20_Text"><text:s text:c="2"/>Waddud</text:span></text:p>
      </text:section>
      <text:p text:style-name="Text_20_body">এখানে <text:span text:style-name="Source_20_Text">*</text:span> মানে current branch.</text:p>
      <text:p text:style-name="Text_20_body">এই command GitHub-এর সাথে কথা বলে না। এটা শুধু তোমার laptop-এর ভিতরে branch change করে।</text:p>
      <text:p text:style-name="Horizontal_20_Line"/>
      <text:h text:style-name="Heading_20_1" text:outline-level="1">Command 2: <text:span text:style-name="Source_20_Text">git pull origin main</text:span></text:h>
      <text:section text:style-name="Sect2" text:name="Section22">
        <text:p text:style-name="P2"><text:bookmark text:name="code-block-viewer Copy 21"/><text:span text:style-name="Source_20_Text">git pull origin main</text:span></text:p>
      </text:section>
      <text:p text:style-name="Text_20_body">এটা সবচেয়ে important command।</text:p>
      <text:p text:style-name="Text_20_body">এটার মানে:</text:p>
      <text:p text:style-name="Quotations">GitHub remote <text:span text:style-name="Source_20_Text">origin</text:span> থেকে <text:span text:style-name="Source_20_Text">main</text:span> branch-এর latest code নিয়ে আসো এবং আমার current branch-এর সাথে মিলাও।</text:p>
      <text:p text:style-name="Text_20_body">তুমি যেহেতু একটু আগে <text:span text:style-name="Source_20_Text">git switch main</text:span> করেছো, তাই তোমার current branch এখন local <text:span text:style-name="Source_20_Text">main</text:span>.</text:p>
      <text:p text:style-name="Text_20_body">তাই command টার কাজ হচ্ছে:</text:p>
      <text:section text:style-name="Sect2" text:name="Section23">
        <text:p text:style-name="P2"><text:bookmark text:name="code-block-viewer Copy 22"/><text:span text:style-name="Source_20_Text">origin/main <text:s/>→ <text:s/>main</text:span></text:p>
      </text:section>
      <text:p text:style-name="Text_20_body">মানে GitHub-এর latest main তোমার laptop-এর main-এ নিয়ে আসা।</text:p>
      <text:p text:style-name="Horizontal_20_Line"/>
      <text:h text:style-name="Heading_20_2" text:outline-level="2"><text:soft-page-break/><text:span text:style-name="Source_20_Text">origin</text:span> কী?</text:h>
      <text:p text:style-name="Text_20_body"><text:span text:style-name="Source_20_Text">origin</text:span> হলো GitHub repo-এর nickname.</text:p>
      <text:p text:style-name="Text_20_body">তোমার screenshot-এ URL দেখা যাচ্ছে:</text:p>
      <text:section text:style-name="Sect2" text:name="Section24">
        <text:p text:style-name="P2"><text:bookmark text:name="code-block-viewer Copy 23"/><text:span text:style-name="Source_20_Text">https://github.com/MaxJakaria/vehicles-tracker-backend</text:span></text:p>
      </text:section>
      <text:p text:style-name="Text_20_body">Git এই URL-কে ছোট করে <text:span text:style-name="Source_20_Text">origin</text:span> নামে ডাকে।</text:p>
      <text:p text:style-name="Text_20_body">মানে:</text:p>
      <text:section text:style-name="Sect2" text:name="Section25">
        <text:p text:style-name="P2"><text:bookmark text:name="code-block-viewer Copy 24"/><text:span text:style-name="Source_20_Text">git pull origin main</text:span></text:p>
      </text:section>
      <text:p text:style-name="Text_20_body">এর full meaning:</text:p>
      <text:section text:style-name="Sect2" text:name="Section26">
        <text:p text:style-name="P2"><text:bookmark text:name="code-block-viewer Copy 25"/><text:span text:style-name="Source_20_Text">GitHub-এর origin remote থেকে main branch নিয়ে আসো</text:span></text:p>
      </text:section>
      <text:p text:style-name="Horizontal_20_Line"/>
      <text:h text:style-name="Heading_20_2" text:outline-level="2"><text:span text:style-name="Source_20_Text">git pull origin main</text:span> ভিতরে ভিতরে কী করে?</text:h>
      <text:p text:style-name="Text_20_body">এই command আসলে ২টা কাজ একসাথে করে:</text:p>
      <text:section text:style-name="Sect2" text:name="Section27">
        <text:p text:style-name="P3"><text:bookmark text:name="code-block-viewer Copy 26"/><text:span text:style-name="Source_20_Text">git fetch origin main</text:span></text:p>
        <text:p text:style-name="P1"><text:span text:style-name="Source_20_Text">git merge FETCH_HEAD</text:span></text:p>
      </text:section>
      <text:p text:style-name="Text_20_body">তোমার terminal-এ এই line দেখা গেছিল:</text:p>
      <text:section text:style-name="Sect2" text:name="Section28">
        <text:p text:style-name="P3"><text:bookmark text:name="code-block-viewer Copy 27"/><text:span text:style-name="Source_20_Text">main -&gt; FETCH_HEAD</text:span></text:p>
        <text:p text:style-name="P1"><text:span text:style-name="Source_20_Text">Already up to date.</text:span></text:p>
      </text:section>
      <text:p text:style-name="Text_20_body">মানে GitHub থেকে check করে দেখেছে, নতুন কিছু নাই। তাই বলেছে:</text:p>
      <text:section text:style-name="Sect2" text:name="Section29">
        <text:p text:style-name="P2"><text:bookmark text:name="code-block-viewer Copy 28"/><text:span text:style-name="Source_20_Text">Already up to date.</text:span></text:p>
      </text:section>
      <text:p text:style-name="Text_20_body">অর্থাৎ তোমার local <text:span text:style-name="Source_20_Text">main</text:span> already GitHub-এর <text:span text:style-name="Source_20_Text">origin/main</text:span> এর সাথে updated.</text:p>
      <text:p text:style-name="Horizontal_20_Line"/>
      <text:h text:style-name="Heading_20_1" text:outline-level="1">Command 3: <text:span text:style-name="Source_20_Text">git switch Waddud</text:span></text:h>
      <text:section text:style-name="Sect2" text:name="Section30">
        <text:p text:style-name="P2"><text:bookmark text:name="code-block-viewer Copy 29"/><text:span text:style-name="Source_20_Text">git switch Waddud</text:span></text:p>
      </text:section>
      <text:p text:style-name="Text_20_body">এটা তোমাকে আবার তোমার নিজের কাজ করার branch-এ নিয়ে যায়।</text:p>
      <text:section text:style-name="Sect2" text:name="Section31">
        <text:p text:style-name="P3"><text:bookmark text:name="code-block-viewer Copy 30"/><text:span text:style-name="Source_20_Text">Before:</text:span></text:p>
        <text:p text:style-name="Preformatted_20_Text"><text:span text:style-name="Source_20_Text">* main</text:span></text:p>
        <text:p text:style-name="Preformatted_20_Text"><text:span text:style-name="Source_20_Text"><text:s text:c="2"/>Waddud</text:span></text:p>
        <text:p text:style-name="Preformatted_20_Text"><text:span text:style-name="Source_20_Text">After:</text:span></text:p>
        <text:p text:style-name="Preformatted_20_Text"><text:span text:style-name="Source_20_Text"><text:s text:c="2"/>main</text:span></text:p>
        <text:p text:style-name="P1"><text:span text:style-name="Source_20_Text">* Waddud</text:span></text:p>
      </text:section>
      <text:p text:style-name="Text_20_body">এটাও GitHub-এর সাথে কথা বলে না। শুধু তোমার laptop-এর branch change করে।</text:p>
      <text:p text:style-name="Text_20_body"><text:soft-page-break/>কিন্তু তোমার case-এ error আসছে:</text:p>
      <text:section text:style-name="Sect2" text:name="Section32">
        <text:p text:style-name="P2"><text:bookmark text:name="code-block-viewer Copy 31"/><text:span text:style-name="Source_20_Text">fatal: invalid reference: Waddud</text:span></text:p>
      </text:section>
      <text:p text:style-name="Text_20_body">মানে Git তোমার laptop-এ exact <text:span text:style-name="Source_20_Text">Waddud</text:span> নামে local branch পাচ্ছে না।</text:p>
      <text:p text:style-name="Text_20_body">তোমার branch name হয়তো <text:span text:style-name="Source_20_Text">Wadud</text:span>, <text:span text:style-name="Source_20_Text">waddud</text:span>, বা অন্য spelling. Git branch name case-sensitive হতে পারে।</text:p>
      <text:p text:style-name="Text_20_body">Check করতে দাও:</text:p>
      <text:section text:style-name="Sect2" text:name="Section33">
        <text:p text:style-name="P2"><text:bookmark text:name="code-block-viewer Copy 32"/><text:span text:style-name="Source_20_Text">git branch -a</text:span></text:p>
      </text:section>
      <text:p text:style-name="Text_20_body">তারপর যেটা exact দেখাবে, সেটাই use করবে।</text:p>
      <text:p text:style-name="Text_20_body">যদি দেখায়:</text:p>
      <text:section text:style-name="Sect2" text:name="Section34">
        <text:p text:style-name="P3"><text:bookmark text:name="code-block-viewer Copy 33"/><text:span text:style-name="Source_20_Text">main</text:span></text:p>
        <text:p text:style-name="Preformatted_20_Text"><text:span text:style-name="Source_20_Text">Wadud</text:span></text:p>
        <text:p text:style-name="P1"><text:span text:style-name="Source_20_Text">remotes/origin/Waddud</text:span></text:p>
      </text:section>
      <text:p text:style-name="Text_20_body">তাহলে command হবে:</text:p>
      <text:section text:style-name="Sect2" text:name="Section35">
        <text:p text:style-name="P2"><text:bookmark text:name="code-block-viewer Copy 34"/><text:span text:style-name="Source_20_Text">git switch Wadud</text:span></text:p>
      </text:section>
      <text:p text:style-name="Text_20_body">আর যদি local branch না থাকে, শুধু remote branch থাকে:</text:p>
      <text:section text:style-name="Sect2" text:name="Section36">
        <text:p text:style-name="P2"><text:bookmark text:name="code-block-viewer Copy 35"/><text:span text:style-name="Source_20_Text">remotes/origin/Waddud</text:span></text:p>
      </text:section>
      <text:p text:style-name="Text_20_body">তাহলে local branch বানাতে হবে:</text:p>
      <text:section text:style-name="Sect2" text:name="Section37">
        <text:p text:style-name="P2"><text:bookmark text:name="code-block-viewer Copy 36"/><text:span text:style-name="Source_20_Text">git switch -c Waddud origin/Waddud</text:span></text:p>
      </text:section>
      <text:p text:style-name="Horizontal_20_Line"/>
      <text:h text:style-name="Heading_20_1" text:outline-level="1">Command 4: <text:span text:style-name="Source_20_Text">git merge main</text:span></text:h>
      <text:section text:style-name="Sect2" text:name="Section38">
        <text:p text:style-name="P2"><text:bookmark text:name="code-block-viewer Copy 37"/><text:span text:style-name="Source_20_Text">git merge main</text:span></text:p>
      </text:section>
      <text:p text:style-name="Text_20_body">এই command চালাতে হবে যখন তুমি নিজের branch-এ আছো।</text:p>
      <text:p text:style-name="Text_20_body">মানে:</text:p>
      <text:section text:style-name="Sect2" text:name="Section39">
        <text:p text:style-name="P3"><text:bookmark text:name="code-block-viewer Copy 38"/><text:span text:style-name="Source_20_Text">git switch Waddud</text:span></text:p>
        <text:p text:style-name="P1"><text:span text:style-name="Source_20_Text">git merge main</text:span></text:p>
      </text:section>
      <text:p text:style-name="Text_20_body">এর মানে:</text:p>
      <text:p text:style-name="Quotations">local <text:span text:style-name="Source_20_Text">main</text:span> branch-এর latest code আমার current branch <text:span text:style-name="Source_20_Text">Waddud</text:span>-এর মধ্যে ঢুকাও।</text:p>
      <text:p text:style-name="Text_20_body">Flow:</text:p>
      <text:section text:style-name="Sect2" text:name="Section40">
        <text:p text:style-name="P2"><text:bookmark text:name="code-block-viewer Copy 39"/><text:span text:style-name="Source_20_Text">main <text:s/>→ <text:s/>Waddud</text:span></text:p>
      </text:section>
      <text:p text:style-name="Text_20_body">এখানে GitHub-এর সাথে direct কথা হচ্ছে না। এটা local-to-local operation.</text:p>
      <text:p text:style-name="Horizontal_20_Line"><text:soft-page-break/></text:p>
      <text:h text:style-name="Heading_20_1" text:outline-level="1">পুরো sequence টার meaning</text:h>
      <text:section text:style-name="Sect2" text:name="Section41">
        <text:p text:style-name="P3"><text:bookmark text:name="code-block-viewer Copy 40"/><text:span text:style-name="Source_20_Text">git switch main</text:span></text:p>
        <text:p text:style-name="Preformatted_20_Text"><text:span text:style-name="Source_20_Text">git pull origin main</text:span></text:p>
        <text:p text:style-name="Preformatted_20_Text"><text:span text:style-name="Source_20_Text">git switch Waddud</text:span></text:p>
        <text:p text:style-name="P1"><text:span text:style-name="Source_20_Text">git merge main</text:span></text:p>
      </text:section>
      <text:p text:style-name="Text_20_body">বাংলায়:</text:p>
      <text:section text:style-name="Sect2" text:name="Section42">
        <text:p text:style-name="P3"><text:bookmark text:name="code-block-viewer Copy 41"/><text:span text:style-name="Source_20_Text">১. main branch-এ যাও</text:span></text:p>
        <text:p text:style-name="Preformatted_20_Text"><text:span text:style-name="Source_20_Text">২. GitHub থেকে latest main এনে local main update করো</text:span></text:p>
        <text:p text:style-name="Preformatted_20_Text"><text:span text:style-name="Source_20_Text">৩. নিজের Waddud branch-এ ফিরে যাও</text:span></text:p>
        <text:p text:style-name="P1"><text:span text:style-name="Source_20_Text">৪. updated main-এর changes নিজের branch-এ merge করো</text:span></text:p>
      </text:section>
      <text:p text:style-name="Text_20_body">Diagram:</text:p>
      <text:section text:style-name="Sect2" text:name="Section43">
        <text:p text:style-name="P3"><text:bookmark text:name="code-block-viewer Copy 42"/><text:span text:style-name="Source_20_Text">Step 1:</text:span></text:p>
        <text:p text:style-name="Preformatted_20_Text"><text:span text:style-name="Source_20_Text">তুমি main এ যাও</text:span></text:p>
        <text:p text:style-name="Preformatted_20_Text"><text:span text:style-name="Source_20_Text">Step 2:</text:span></text:p>
        <text:p text:style-name="Preformatted_20_Text"><text:span text:style-name="Source_20_Text">GitHub:</text:span></text:p>
        <text:p text:style-name="Preformatted_20_Text"><text:span text:style-name="Source_20_Text"><text:s text:c="2"/>origin/main</text:span></text:p>
        <text:p text:style-name="Preformatted_20_Text"><text:span text:style-name="Source_20_Text"><text:s text:c="6"/>↓</text:span></text:p>
        <text:p text:style-name="Preformatted_20_Text"><text:span text:style-name="Source_20_Text">Laptop:</text:span></text:p>
        <text:p text:style-name="Preformatted_20_Text"><text:span text:style-name="Source_20_Text"><text:s text:c="2"/>main</text:span></text:p>
        <text:p text:style-name="Preformatted_20_Text"><text:span text:style-name="Source_20_Text">Step 3:</text:span></text:p>
        <text:p text:style-name="Preformatted_20_Text"><text:span text:style-name="Source_20_Text">তুমি Waddud branch এ যাও</text:span></text:p>
        <text:p text:style-name="Preformatted_20_Text"><text:span text:style-name="Source_20_Text">Step 4:</text:span></text:p>
        <text:p text:style-name="Preformatted_20_Text"><text:span text:style-name="Source_20_Text">Laptop:</text:span></text:p>
        <text:p text:style-name="Preformatted_20_Text"><text:span text:style-name="Source_20_Text"><text:s text:c="2"/>main</text:span></text:p>
        <text:p text:style-name="Preformatted_20_Text"><text:span text:style-name="Source_20_Text"><text:s text:c="4"/>↓</text:span></text:p>
        <text:p text:style-name="P1"><text:span text:style-name="Source_20_Text"><text:s text:c="2"/>Waddud</text:span></text:p>
      </text:section>
      <text:p text:style-name="Text_20_body">Final result:</text:p>
      <text:section text:style-name="Sect2" text:name="Section44">
        <text:p text:style-name="P2"><text:bookmark text:name="code-block-viewer Copy 43"/><text:span text:style-name="Source_20_Text">তোমার Waddud branch এখন team-এর latest main code জানে।</text:span></text:p>
      </text:section>
      <text:p text:style-name="Horizontal_20_Line"/>
      <text:h text:style-name="Heading_20_1" text:outline-level="1">কেন সরাসরি <text:span text:style-name="Source_20_Text">git pull origin main</text:span> Waddud branch-এ করতেছি না?</text:h>
      <text:p text:style-name="Text_20_body">তুমি technically করতে পারো:</text:p>
      <text:section text:style-name="Sect2" text:name="Section45">
        <text:p text:style-name="P3"><text:bookmark text:name="code-block-viewer Copy 44"/><text:span text:style-name="Source_20_Text">git switch Waddud</text:span></text:p>
        <text:p text:style-name="P1"><text:span text:style-name="Source_20_Text">git pull origin main</text:span></text:p>
      </text:section>
      <text:p text:style-name="Text_20_body">কিন্তু beginner হিসেবে এটা একটু confusing হতে পারে।</text:p>
      <text:p text:style-name="Text_20_body">কারণ এতে GitHub-এর <text:span text:style-name="Source_20_Text">main</text:span> সরাসরি তোমার <text:span text:style-name="Source_20_Text">Waddud</text:span> branch-এ merge হবে।</text:p>
      <text:p text:style-name="Text_20_body">তাই safer mental model:</text:p>
      <text:section text:style-name="Sect2" text:name="Section46">
        <text:p text:style-name="P3"><text:bookmark text:name="code-block-viewer Copy 45"/><text:span text:style-name="Source_20_Text">আগে local main update করো</text:span></text:p>
        <text:p text:style-name="P1"><text:soft-page-break/><text:span text:style-name="Source_20_Text">তারপর main থেকে নিজের branch update করো</text:span></text:p>
      </text:section>
      <text:p text:style-name="Text_20_body">এতে বোঝা সহজ হয়:</text:p>
      <text:section text:style-name="Sect2" text:name="Section47">
        <text:p text:style-name="P2"><text:bookmark text:name="code-block-viewer Copy 46"/><text:span text:style-name="Source_20_Text">origin/main → main → Waddud</text:span></text:p>
      </text:section>
      <text:p text:style-name="Horizontal_20_Line"/>
      <text:h text:style-name="Heading_20_1" text:outline-level="1">Example দিয়ে বুঝো</text:h>
      <text:p text:style-name="Text_20_body">ধরো team member Jakaria <text:span text:style-name="Source_20_Text">main</text:span> branch-এ নতুন একটা file add করলো:</text:p>
      <text:section text:style-name="Sect2" text:name="Section48">
        <text:p text:style-name="P2"><text:bookmark text:name="code-block-viewer Copy 47"/><text:span text:style-name="Source_20_Text">BusController.cs</text:span></text:p>
      </text:section>
      <text:p text:style-name="Text_20_body">তোমার laptop-এর <text:span text:style-name="Source_20_Text">main</text:span> পুরনো। তোমার <text:span text:style-name="Source_20_Text">Waddud</text:span> branch-ও পুরনো।</text:p>
      <text:p text:style-name="Text_20_body">তুমি চালালে:</text:p>
      <text:section text:style-name="Sect2" text:name="Section49">
        <text:p text:style-name="P3"><text:bookmark text:name="code-block-viewer Copy 48"/><text:span text:style-name="Source_20_Text">git switch main</text:span></text:p>
        <text:p text:style-name="P1"><text:span text:style-name="Source_20_Text">git pull origin main</text:span></text:p>
      </text:section>
      <text:p text:style-name="Text_20_body">এখন তোমার local <text:span text:style-name="Source_20_Text">main</text:span> এ <text:span text:style-name="Source_20_Text">BusController.cs</text:span> চলে আসলো।</text:p>
      <text:p text:style-name="Text_20_body">তারপর:</text:p>
      <text:section text:style-name="Sect2" text:name="Section50">
        <text:p text:style-name="P3"><text:bookmark text:name="code-block-viewer Copy 49"/><text:span text:style-name="Source_20_Text">git switch Waddud</text:span></text:p>
        <text:p text:style-name="P1"><text:span text:style-name="Source_20_Text">git merge main</text:span></text:p>
      </text:section>
      <text:p text:style-name="Text_20_body">এখন তোমার <text:span text:style-name="Source_20_Text">Waddud</text:span> branch-এও <text:span text:style-name="Source_20_Text">BusController.cs</text:span> চলে আসলো।</text:p>
      <text:p text:style-name="Text_20_body">এখন তুমি নিজের কাজ করতে পারো latest code-এর উপর।</text:p>
      <text:p text:style-name="Horizontal_20_Line"/>
      <text:h text:style-name="Heading_20_1" text:outline-level="1"><text:span text:style-name="Source_20_Text">merge</text:span> করলে conflict কেন আসে?</text:h>
      <text:p text:style-name="Text_20_body">ধরো তুমি আর Jakaria একই file-এর একই line change করেছো।</text:p>
      <text:p text:style-name="Text_20_body">তুমি local <text:span text:style-name="Source_20_Text">Waddud</text:span> branch-এ লিখেছো:</text:p>
      <text:section text:style-name="Sect2" text:name="Section51">
        <text:p text:style-name="P2"><text:bookmark text:name="code-block-viewer Copy 50"/><text:span text:style-name="Source_20_Text">return "Waddud version";</text:span></text:p>
      </text:section>
      <text:p text:style-name="Text_20_body">Jakaria <text:span text:style-name="Source_20_Text">main</text:span> এ merge হওয়া code-এ লিখেছে:</text:p>
      <text:section text:style-name="Sect2" text:name="Section52">
        <text:p text:style-name="P2"><text:bookmark text:name="code-block-viewer Copy 51"/><text:span text:style-name="Source_20_Text">return "Jakaria version";</text:span></text:p>
      </text:section>
      <text:p text:style-name="Text_20_body">এখন তুমি যখন করবা:</text:p>
      <text:section text:style-name="Sect2" text:name="Section53">
        <text:p text:style-name="P2"><text:bookmark text:name="code-block-viewer Copy 52"/><text:span text:style-name="Source_20_Text">git merge main</text:span></text:p>
      </text:section>
      <text:p text:style-name="Text_20_body">Git বুঝতে পারবে না কোনটা রাখবে। তখন conflict দিবে।</text:p>
      <text:p text:style-name="Text_20_body">VS Code তখন দেখাবে:</text:p>
      <text:section text:style-name="Sect2" text:name="Section54">
        <text:p text:style-name="P3"><text:bookmark text:name="code-block-viewer Copy 53"/><text:soft-page-break/><text:span text:style-name="Source_20_Text">Accept Current Change</text:span></text:p>
        <text:p text:style-name="Preformatted_20_Text"><text:span text:style-name="Source_20_Text">Accept Incoming Change</text:span></text:p>
        <text:p text:style-name="Preformatted_20_Text"><text:span text:style-name="Source_20_Text">Accept Both Changes</text:span></text:p>
        <text:p text:style-name="P1"><text:span text:style-name="Source_20_Text">Compare Changes</text:span></text:p>
      </text:section>
      <text:p text:style-name="Text_20_body">এখানে:</text:p>
      <text:section text:style-name="Sect2" text:name="Section55">
        <text:p text:style-name="P3"><text:bookmark text:name="code-block-viewer Copy 54"/><text:span text:style-name="Source_20_Text">Current Change = তোমার Waddud branch-এর code</text:span></text:p>
        <text:p text:style-name="P1"><text:span text:style-name="Source_20_Text">Incoming Change = main branch থেকে আসা code</text:span></text:p>
      </text:section>
      <text:p text:style-name="Text_20_body">Conflict solve করার পর:</text:p>
      <text:section text:style-name="Sect2" text:name="Section56">
        <text:p text:style-name="P3"><text:bookmark text:name="code-block-viewer Copy 55"/><text:span text:style-name="Source_20_Text">git add .</text:span></text:p>
        <text:p text:style-name="P1"><text:span text:style-name="Source_20_Text">git commit -m "Resolve merge conflict"</text:span></text:p>
      </text:section>
      <text:p text:style-name="Horizontal_20_Line"/>
      <text:h text:style-name="Heading_20_1" text:outline-level="1">তোমার current error-এর জন্য immediate কাজ</text:h>
      <text:p text:style-name="Text_20_body">তুমি এখন এইটা চালাও:</text:p>
      <text:section text:style-name="Sect2" text:name="Section57">
        <text:p text:style-name="P2"><text:bookmark text:name="code-block-viewer Copy 56"/><text:span text:style-name="Source_20_Text">git branch -a</text:span></text:p>
      </text:section>
      <text:p text:style-name="Text_20_body">এই command সব branch দেখাবে।</text:p>
      <text:p text:style-name="Text_20_body">তারপর branch name exact দেখে switch করো।</text:p>
      <text:p text:style-name="Text_20_body">Example 1: যদি দেখায় <text:span text:style-name="Source_20_Text">Wadud</text:span></text:p>
      <text:section text:style-name="Sect2" text:name="Section58">
        <text:p text:style-name="P3"><text:bookmark text:name="code-block-viewer Copy 57"/><text:span text:style-name="Source_20_Text">git switch Wadud</text:span></text:p>
        <text:p text:style-name="P1"><text:span text:style-name="Source_20_Text">git merge main</text:span></text:p>
      </text:section>
      <text:p text:style-name="Text_20_body">Example 2: যদি শুধু remote branch থাকে <text:span text:style-name="Source_20_Text">origin/Waddud</text:span></text:p>
      <text:section text:style-name="Sect2" text:name="Section59">
        <text:p text:style-name="P3"><text:bookmark text:name="code-block-viewer Copy 58"/><text:span text:style-name="Source_20_Text">git switch -c Waddud origin/Waddud</text:span></text:p>
        <text:p text:style-name="P1"><text:span text:style-name="Source_20_Text">git merge main</text:span></text:p>
      </text:section>
      <text:p text:style-name="Horizontal_20_Line"/>
      <text:h text:style-name="Heading_20_1" text:outline-level="1">মনে রাখার easy formula</text:h>
      <text:p text:style-name="Text_20_body">কাজ শুরু করার আগে:</text:p>
      <text:section text:style-name="Sect2" text:name="Section60">
        <text:p text:style-name="P2"><text:bookmark text:name="code-block-viewer Copy 59"/><text:span text:style-name="Source_20_Text">GitHub main update আনো → নিজের branch update করো</text:span></text:p>
      </text:section>
      <text:p text:style-name="Text_20_body">Command:</text:p>
      <text:section text:style-name="Sect2" text:name="Section61">
        <text:p text:style-name="P3"><text:bookmark text:name="code-block-viewer Copy 60"/><text:span text:style-name="Source_20_Text">git switch main</text:span></text:p>
        <text:p text:style-name="Preformatted_20_Text"><text:span text:style-name="Source_20_Text">git pull origin main</text:span></text:p>
        <text:p text:style-name="Preformatted_20_Text"><text:span text:style-name="Source_20_Text">git switch your-branch-name</text:span></text:p>
        <text:p text:style-name="P1"><text:span text:style-name="Source_20_Text">git merge main</text:span></text:p>
      </text:section>
      <text:p text:style-name="Text_20_body">কাজ শেষ হলে:</text:p>
      <text:section text:style-name="Sect2" text:name="Section62">
        <text:p text:style-name="P2"><text:bookmark text:name="code-block-viewer Copy 61"/><text:span text:style-name="Source_20_Text">নিজের কাজ GitHub-এ পাঠাও</text:span></text:p>
      </text:section>
      <text:p text:style-name="Text_20_body"><text:soft-page-break/>Command:</text:p>
      <text:section text:style-name="Sect2" text:name="Section63">
        <text:p text:style-name="P3"><text:bookmark text:name="code-block-viewer Copy 62"/><text:span text:style-name="Source_20_Text">git add .</text:span></text:p>
        <text:p text:style-name="Preformatted_20_Text"><text:span text:style-name="Source_20_Text">git commit -m "message"</text:span></text:p>
        <text:p text:style-name="P1"><text:span text:style-name="Source_20_Text">git push origin your-branch-name</text:span></text:p>
      </text:section>
      <text:p text:style-name="Text_20_body">তোমার branch name exact জানার জন্য এখন প্রথম command হওয়া উচিত:</text:p>
      <text:section text:style-name="Sect2" text:name="Section64">
        <text:p text:style-name="P2"><text:bookmark text:name="code-block-viewer Copy 63"/><text:span text:style-name="Source_20_Text">git branch -a</text:span></text:p>
      </text:section>
      <text:p text:style-name="Text_20_body"><draw:frame draw:style-name="fr1" draw:name="Image5" text:anchor-type="as-char" svg:width="5.8957in" svg:height="2.1043in" draw:z-index="3"><draw:image xlink:href="https://chatgpt.com/backend-api/estuary/content?id=file_000000000e0c7207ad2de92937c69cd2&amp;ts=494068&amp;p=fs&amp;cid=1&amp;sig=fbeba5afe5b49cb5bfa8b9f288665b6946bdb074d8c2c45c2ac41963f6679f46&amp;v=0" xlink:type="simple" xlink:show="embed" xlink:actuate="onLoad"/><svg:title>image.png</svg:title></draw:frame></text:p>
      <text:p text:style-name="Text_20_body">Perfect. এখন তুমি <text:span text:style-name="Strong_20_Emphasis">ঠিক জায়গায় আছো</text:span>।</text:p>
      <text:p text:style-name="Text_20_body">তোমার output:</text:p>
      <text:section text:style-name="Sect2" text:name="Section65">
        <text:p text:style-name="P3"><text:bookmark text:name="code-block-viewer Copy 64"/><text:span text:style-name="Source_20_Text">* Waddud</text:span></text:p>
        <text:p text:style-name="Preformatted_20_Text"><text:span text:style-name="Source_20_Text"><text:s text:c="2"/>main</text:span></text:p>
        <text:p text:style-name="Preformatted_20_Text"><text:span text:style-name="Source_20_Text"><text:s text:c="2"/>remotes/origin/HEAD -&gt; origin/main</text:span></text:p>
        <text:p text:style-name="Preformatted_20_Text"><text:span text:style-name="Source_20_Text"><text:s text:c="2"/>remotes/origin/Jakaria</text:span></text:p>
        <text:p text:style-name="Preformatted_20_Text"><text:span text:style-name="Source_20_Text"><text:s text:c="2"/>remotes/origin/Waddud</text:span></text:p>
        <text:p text:style-name="P1"><text:span text:style-name="Source_20_Text"><text:s text:c="2"/>remotes/origin/main</text:span></text:p>
      </text:section>
      <text:p text:style-name="Text_20_body">এটার মানে একদম line by line বুঝাই।</text:p>
      <text:p text:style-name="Horizontal_20_Line"/>
      <text:h text:style-name="Heading_20_2" text:outline-level="2"><text:span text:style-name="Source_20_Text">* Waddud</text:span></text:h>
      <text:section text:style-name="Sect2" text:name="Section66">
        <text:p text:style-name="P2"><text:bookmark text:name="code-block-viewer Copy 65"/><text:span text:style-name="Source_20_Text">* Waddud</text:span></text:p>
      </text:section>
      <text:p text:style-name="Text_20_body">এখানে <text:span text:style-name="Source_20_Text">*</text:span> মানে <text:span text:style-name="Strong_20_Emphasis">তুমি এখন এই branch-এ আছো</text:span>।</text:p>
      <text:p text:style-name="Text_20_body">মানে তুমি বর্তমানে তোমার নিজের local branch-এ আছো:</text:p>
      <text:section text:style-name="Sect2" text:name="Section67">
        <text:p text:style-name="P2"><text:bookmark text:name="code-block-viewer Copy 66"/><text:span text:style-name="Source_20_Text">current branch = Waddud</text:span></text:p>
      </text:section>
      <text:p text:style-name="Text_20_body">এটাই তোমার কাজ করার branch। তুমি code edit করলে এখন changes যাবে <text:span text:style-name="Source_20_Text">Waddud</text:span> branch-এ।</text:p>
      <text:p text:style-name="Horizontal_20_Line"/>
      <text:h text:style-name="Heading_20_2" text:outline-level="2"><text:span text:style-name="Source_20_Text">main</text:span></text:h>
      <text:section text:style-name="Sect2" text:name="Section68">
        <text:p text:style-name="P2"><text:bookmark text:name="code-block-viewer Copy 67"/><text:span text:style-name="Source_20_Text">main</text:span></text:p>
      </text:section>
      <text:p text:style-name="Text_20_body">এটা তোমার laptop-এর local <text:span text:style-name="Source_20_Text">main</text:span> branch।</text:p>
      <text:p text:style-name="Text_20_body"><text:soft-page-break/>এই branch সাধারণত official/team code-এর local copy হিসেবে রাখবে।<text:line-break/>সরাসরি এখানে কাজ না করাই ভালো।</text:p>
      <text:p text:style-name="Horizontal_20_Line"/>
      <text:h text:style-name="Heading_20_2" text:outline-level="2"><text:span text:style-name="Source_20_Text">remotes/origin/main</text:span></text:h>
      <text:section text:style-name="Sect2" text:name="Section69">
        <text:p text:style-name="P2"><text:bookmark text:name="code-block-viewer Copy 68"/><text:span text:style-name="Source_20_Text">remotes/origin/main</text:span></text:p>
      </text:section>
      <text:p text:style-name="Text_20_body">এটা GitHub-এর <text:span text:style-name="Source_20_Text">main</text:span> branch-এর reference।</text:p>
      <text:p text:style-name="Text_20_body">মানে:</text:p>
      <text:section text:style-name="Sect2" text:name="Section70">
        <text:p text:style-name="P2"><text:bookmark text:name="code-block-viewer Copy 69"/><text:span text:style-name="Source_20_Text">GitHub main = origin/main</text:span></text:p>
      </text:section>
      <text:p text:style-name="Text_20_body">Team-এর final/latest code সাধারণত এখানে থাকে।</text:p>
      <text:p text:style-name="Horizontal_20_Line"/>
      <text:h text:style-name="Heading_20_2" text:outline-level="2"><text:span text:style-name="Source_20_Text">remotes/origin/Waddud</text:span></text:h>
      <text:section text:style-name="Sect2" text:name="Section71">
        <text:p text:style-name="P2"><text:bookmark text:name="code-block-viewer Copy 70"/><text:span text:style-name="Source_20_Text">remotes/origin/Waddud</text:span></text:p>
      </text:section>
      <text:p text:style-name="Text_20_body">এটা GitHub-এ থাকা তোমার branch।</text:p>
      <text:p text:style-name="Text_20_body">মানে:</text:p>
      <text:section text:style-name="Sect2" text:name="Section72">
        <text:p text:style-name="P3"><text:bookmark text:name="code-block-viewer Copy 71"/><text:span text:style-name="Source_20_Text">তোমার laptop branch = Waddud</text:span></text:p>
        <text:p text:style-name="P1"><text:span text:style-name="Source_20_Text">GitHub branch = origin/Waddud</text:span></text:p>
      </text:section>
      <text:p text:style-name="Text_20_body">তুমি কাজ শেষে push করলে যাবে:</text:p>
      <text:section text:style-name="Sect2" text:name="Section73">
        <text:p text:style-name="P2"><text:bookmark text:name="code-block-viewer Copy 72"/><text:span text:style-name="Source_20_Text">Waddud → origin/Waddud</text:span></text:p>
      </text:section>
      <text:p text:style-name="Text_20_body">Command:</text:p>
      <text:section text:style-name="Sect2" text:name="Section74">
        <text:p text:style-name="P2"><text:bookmark text:name="code-block-viewer Copy 73"/><text:span text:style-name="Source_20_Text">git push origin Waddud</text:span></text:p>
      </text:section>
      <text:p text:style-name="Horizontal_20_Line"/>
      <text:h text:style-name="Heading_20_2" text:outline-level="2"><text:span text:style-name="Source_20_Text">remotes/origin/Jakaria</text:span></text:h>
      <text:section text:style-name="Sect2" text:name="Section75">
        <text:p text:style-name="P2"><text:bookmark text:name="code-block-viewer Copy 74"/><text:span text:style-name="Source_20_Text">remotes/origin/Jakaria</text:span></text:p>
      </text:section>
      <text:p text:style-name="Text_20_body">এটা Jakaria-এর GitHub branch।<text:line-break/>তোমার সাধারণত এটা touch করার দরকার নাই।</text:p>
      <text:p text:style-name="Horizontal_20_Line"/>
      <text:h text:style-name="Heading_20_2" text:outline-level="2"><text:span text:style-name="Source_20_Text">remotes/origin/HEAD -&gt; origin/main</text:span></text:h>
      <text:section text:style-name="Sect2" text:name="Section76">
        <text:p text:style-name="P2"><text:bookmark text:name="code-block-viewer Copy 75"/><text:span text:style-name="Source_20_Text">remotes/origin/HEAD -&gt; origin/main</text:span></text:p>
      </text:section>
      <text:p text:style-name="Text_20_body">এটার মানে GitHub repo-এর default branch হচ্ছে <text:span text:style-name="Source_20_Text">main</text:span>।</text:p>
      <text:p text:style-name="Text_20_body"><text:soft-page-break/>সহজভাবে:</text:p>
      <text:section text:style-name="Sect2" text:name="Section77">
        <text:p text:style-name="P2"><text:bookmark text:name="code-block-viewer Copy 76"/><text:span text:style-name="Source_20_Text">GitHub খুললে default branch হিসেবে main দেখাবে</text:span></text:p>
      </text:section>
      <text:p text:style-name="Text_20_body">এটা নিয়ে tension নাই।</text:p>
      <text:p text:style-name="Horizontal_20_Line"/>
      <text:h text:style-name="Heading_20_1" text:outline-level="1">এখন তোমার next command কী?</text:h>
      <text:p text:style-name="Text_20_body">তুমি আগে already করেছো:</text:p>
      <text:section text:style-name="Sect2" text:name="Section78">
        <text:p text:style-name="P3"><text:bookmark text:name="code-block-viewer Copy 77"/><text:span text:style-name="Source_20_Text">git switch main</text:span></text:p>
        <text:p text:style-name="P1"><text:span text:style-name="Source_20_Text">git pull origin main</text:span></text:p>
      </text:section>
      <text:p text:style-name="Text_20_body">মানে local <text:span text:style-name="Source_20_Text">main</text:span> updated।</text:p>
      <text:p text:style-name="Text_20_body">এখন যেহেতু তুমি <text:span text:style-name="Source_20_Text">Waddud</text:span> branch-এ আছো, এখন দাও:</text:p>
      <text:section text:style-name="Sect2" text:name="Section79">
        <text:p text:style-name="P2"><text:bookmark text:name="code-block-viewer Copy 78"/><text:span text:style-name="Source_20_Text">git merge main</text:span></text:p>
      </text:section>
      <text:p text:style-name="Text_20_body">এটার মানে:</text:p>
      <text:section text:style-name="Sect2" text:name="Section80">
        <text:p text:style-name="P2"><text:bookmark text:name="code-block-viewer Copy 79"/><text:span text:style-name="Source_20_Text">local main-এর latest code আমার Waddud branch-এ নিয়ে আসো</text:span></text:p>
      </text:section>
      <text:p text:style-name="Text_20_body">Flow:</text:p>
      <text:section text:style-name="Sect2" text:name="Section81">
        <text:p text:style-name="P2"><text:bookmark text:name="code-block-viewer Copy 80"/><text:span text:style-name="Source_20_Text">origin/main → main → Waddud</text:span></text:p>
      </text:section>
      <text:p text:style-name="Text_20_body">তুমি এখন শেষ step-এ আছো।</text:p>
      <text:p text:style-name="Horizontal_20_Line"/>
      <text:h text:style-name="Heading_20_1" text:outline-level="1">তাহলে এখন এইটা চালাও</text:h>
      <text:section text:style-name="Sect2" text:name="Section82">
        <text:p text:style-name="P2"><text:bookmark text:name="code-block-viewer Copy 81"/><text:span text:style-name="Source_20_Text">git merge main</text:span></text:p>
      </text:section>
      <text:p text:style-name="Text_20_body">যদি output আসে:</text:p>
      <text:section text:style-name="Sect2" text:name="Section83">
        <text:p text:style-name="P2"><text:bookmark text:name="code-block-viewer Copy 82"/><text:span text:style-name="Source_20_Text">Already up to date.</text:span></text:p>
      </text:section>
      <text:p text:style-name="Text_20_body">তাহলে সব ঠিক। তোমার <text:span text:style-name="Source_20_Text">Waddud</text:span> branch already latest <text:span text:style-name="Source_20_Text">main</text:span> জানে।</text:p>
      <text:p text:style-name="Text_20_body">যদি কিছু file update হয়, তাহলেও ঠিক।</text:p>
      <text:p text:style-name="Text_20_body">যদি conflict আসে, তখন panic করবা না। VS Code conflict দেখাবে।</text:p>
      <text:p text:style-name="Horizontal_20_Line"/>
      <text:h text:style-name="Heading_20_1" text:outline-level="1">তারপর check করো</text:h>
      <text:section text:style-name="Sect2" text:name="Section84">
        <text:p text:style-name="P2"><text:bookmark text:name="code-block-viewer Copy 83"/><text:span text:style-name="Source_20_Text">git status</text:span></text:p>
      </text:section>
      <text:p text:style-name="Text_20_body"><text:soft-page-break/>যদি দেখায়:</text:p>
      <text:section text:style-name="Sect2" text:name="Section85">
        <text:p text:style-name="P2"><text:bookmark text:name="code-block-viewer Copy 84"/><text:span text:style-name="Source_20_Text">nothing to commit, working tree clean</text:span></text:p>
      </text:section>
      <text:p text:style-name="Text_20_body">মানে সব clean।</text:p>
      <text:p text:style-name="Horizontal_20_Line"/>
      <text:h text:style-name="Heading_20_1" text:outline-level="1">এখন full safe workflow তোমার জন্য</text:h>
      <text:p text:style-name="Text_20_body">প্রতিদিন কাজ শুরু করার আগে:</text:p>
      <text:section text:style-name="Sect2" text:name="Section86">
        <text:p text:style-name="P3"><text:bookmark text:name="code-block-viewer Copy 85"/><text:span text:style-name="Source_20_Text">git switch main</text:span></text:p>
        <text:p text:style-name="Preformatted_20_Text"><text:span text:style-name="Source_20_Text">git pull origin main</text:span></text:p>
        <text:p text:style-name="Preformatted_20_Text"><text:span text:style-name="Source_20_Text">git switch Waddud</text:span></text:p>
        <text:p text:style-name="Preformatted_20_Text"><text:span text:style-name="Source_20_Text">git merge main</text:span></text:p>
        <text:p text:style-name="P1"><text:span text:style-name="Source_20_Text">git status</text:span></text:p>
      </text:section>
      <text:p text:style-name="Text_20_body">কাজ শেষ হলে:</text:p>
      <text:section text:style-name="Sect2" text:name="Section87">
        <text:p text:style-name="P3"><text:bookmark text:name="code-block-viewer Copy 86"/><text:span text:style-name="Source_20_Text">git add .</text:span></text:p>
        <text:p text:style-name="Preformatted_20_Text"><text:span text:style-name="Source_20_Text">git commit -m "describe your changes"</text:span></text:p>
        <text:p text:style-name="P1"><text:span text:style-name="Source_20_Text">git push origin Waddud</text:span></text:p>
      </text:section>
      <text:p text:style-name="Text_20_body">তারপর GitHub-এ Pull Request দিবা:</text:p>
      <text:section text:style-name="Sect2" text:name="Section88">
        <text:p text:style-name="P2"><text:bookmark text:name="code-block-viewer Copy 87"/><text:span text:style-name="Source_20_Text">Waddud → main</text:span></text:p>
      </text:section>
      <text:p text:style-name="Horizontal_20_Line"/>
      <text:p text:style-name="Text_20_body">তোমার current অবস্থায় next command শুধু এইটা:</text:p>
      <text:section text:style-name="Sect2" text:name="Section89">
        <text:p text:style-name="P2"><text:bookmark text:name="code-block-viewer Copy 88"/><text:span text:style-name="Source_20_Text">git merge main</text:span>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13T10:06:06.774642966</meta:creation-date>
    <dc:date>2026-05-13T10:07:58.384090786</dc:date>
    <meta:editing-duration>PT1M51S</meta:editing-duration>
    <meta:editing-cycles>2</meta:editing-cycles>
    <meta:generator>LibreOffice/24.2.7.2$Linux_X86_64 LibreOffice_project/420$Build-2</meta:generator>
    <meta:document-statistic meta:table-count="0" meta:image-count="5" meta:object-count="0" meta:page-count="14" meta:paragraph-count="336" meta:word-count="1557" meta:character-count="8431" meta:non-whitespace-character-count="7105"/>
  </office:meta>
</office:document-meta>
</file>